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6.334cm" style:rel-column-width="21845*"/>
    </style:style>
    <style:style style:name="Tabla4.B" style:family="table-column">
      <style:table-column-properties style:column-width="12.666cm" style:rel-column-width="43690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1" style:family="table">
      <style:table-properties style:width="18.983cm" table:align="right"/>
    </style:style>
    <style:style style:name="Tabla1.A" style:family="table-column">
      <style:table-column-properties style:column-width="6.309cm"/>
    </style:style>
    <style:style style:name="Tabla1.B" style:family="table-column">
      <style:table-column-properties style:column-width="6.329cm"/>
    </style:style>
    <style:style style:name="Tabla1.C" style:family="table-column">
      <style:table-column-properties style:column-width="6.345cm"/>
    </style:style>
    <style:style style:name="Tabla1.1" style:family="table-row">
      <style:table-row-properties style:min-row-height="4.7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5" style:family="table">
      <style:table-properties style:width="18.983cm" table:align="right"/>
    </style:style>
    <style:style style:name="Tabla5.A" style:family="table-column">
      <style:table-column-properties style:column-width="8.507cm"/>
    </style:style>
    <style:style style:name="Tabla5.B" style:family="table-column">
      <style:table-column-properties style:column-width="10.476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8.894cm" style:rel-column-width="30674*"/>
    </style:style>
    <style:style style:name="Tabla6.B" style:family="table-column">
      <style:table-column-properties style:column-width="10.107cm" style:rel-column-width="34861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6.334cm" style:rel-column-width="21845*"/>
    </style:style>
    <style:style style:name="Tabla7.B" style:family="table-column">
      <style:table-column-properties style:column-width="12.666cm" style:rel-column-width="43690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9.5cm" style:rel-column-width="32767*"/>
    </style:style>
    <style:style style:name="Tabla8.B" style:family="table-column">
      <style:table-column-properties style:column-width="9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4d27e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9112b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92169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8608a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9112b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81bdb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92169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88869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text-properties fo:color="#000000" loext:opacity="100%" style:font-name="Courier New" fo:font-size="10pt" fo:language="es" fo:country="ES" fo:font-weight="bold" officeooo:rsid="01921698" officeooo:paragraph-rsid="0192169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b84f5" officeooo:paragraph-rsid="019b84f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a1fb57" officeooo:paragraph-rsid="01a1fb5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 style:list-style-name="L1">
      <style:text-properties officeooo:paragraph-rsid="019112bc"/>
    </style:style>
    <style:style style:name="P19" style:family="paragraph" style:parent-style-name="Standard" style:list-style-name="L1">
      <style:text-properties officeooo:paragraph-rsid="01921698"/>
    </style:style>
    <style:style style:name="P20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9112b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92169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143a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1fb5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2778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143aa" officeooo:paragraph-rsid="01a143a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794cm"/>
          <style:tab-stop style:position="0.102cm"/>
        </style:tab-stops>
      </style:paragraph-properties>
      <style:text-properties fo:color="#000000" loext:opacity="100%" style:font-name="Courier New" fo:font-size="10pt" fo:language="es" fo:country="ES" fo:font-weight="bold" officeooo:rsid="01a143aa" officeooo:paragraph-rsid="0193c31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508cm"/>
        </style:tab-stops>
      </style:paragraph-properties>
      <style:text-properties fo:color="#000000" loext:opacity="100%" style:font-name="Courier New" fo:font-size="10pt" fo:language="es" fo:country="ES" fo:font-weight="bold" officeooo:rsid="01a143aa" officeooo:paragraph-rsid="01a1fb5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508cm"/>
        </style:tab-stops>
      </style:paragraph-properties>
      <style:text-properties fo:color="#000000" loext:opacity="100%" style:font-name="Courier New" fo:font-size="10pt" fo:language="es" fo:country="ES" fo:font-weight="bold" officeooo:rsid="01a143aa" officeooo:paragraph-rsid="01a143a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1fb57" officeooo:paragraph-rsid="01a1fb5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1fb57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508cm"/>
        </style:tab-stops>
      </style:paragraph-properties>
      <style:text-properties fo:color="#000000" loext:opacity="100%" style:font-name="Courier New" fo:font-size="10pt" fo:language="es" fo:country="ES" fo:font-weight="bold" officeooo:rsid="01a1fb57" officeooo:paragraph-rsid="01a1fb5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1fb5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Standard" style:list-style-name="L2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143a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3eaa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2778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794cm"/>
          <style:tab-stop style:position="0.102cm"/>
        </style:tab-stops>
      </style:paragraph-properties>
      <style:text-properties fo:color="#000000" loext:opacity="100%" style:font-name="Courier New" fo:font-size="10pt" fo:language="es" fo:country="ES" fo:font-weight="bold" officeooo:rsid="0193c319" officeooo:paragraph-rsid="01a143a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27780" officeooo:paragraph-rsid="01a2778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27780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3eaac" officeooo:paragraph-rsid="01a3eaa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3eaac" officeooo:paragraph-rsid="01a4b4f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4b4f1" officeooo:paragraph-rsid="01a4b4f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9e461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language="zxx" fo:country="none" fo:font-style="italic" fo:text-shadow="1pt 1pt" fo:font-weight="bold" officeooo:rsid="01a610a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19b84f5" style:font-size-asian="10pt" style:font-size-complex="10pt"/>
    </style:style>
    <style:style style:name="T17" style:family="text">
      <style:text-properties fo:color="#000000" loext:opacity="100%" style:font-name="Arial" fo:font-size="10pt" fo:language="es" fo:country="ES" fo:font-weight="normal" officeooo:rsid="01950d32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8" style:family="text">
      <style:text-properties fo:color="#000000" loext:opacity="100%" style:font-name="Arial" fo:font-size="10pt" fo:language="es" fo:country="ES" fo:font-weight="normal" officeooo:rsid="0191a9c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9" style:family="text">
      <style:text-properties officeooo:rsid="018fd709"/>
    </style:style>
    <style:style style:name="T20" style:family="text">
      <style:text-properties officeooo:rsid="01950d32"/>
    </style:style>
    <style:style style:name="T21" style:family="text">
      <style:text-properties officeooo:rsid="0191a9c1"/>
    </style:style>
    <style:style style:name="T22" style:family="text">
      <style:text-properties officeooo:rsid="01921698"/>
    </style:style>
    <style:style style:name="T23" style:family="text">
      <style:text-properties officeooo:rsid="019f579c"/>
    </style:style>
    <style:style style:name="T24" style:family="text">
      <style:text-properties officeooo:rsid="01a143aa"/>
    </style:style>
    <style:style style:name="T25" style:family="text">
      <style:text-properties officeooo:rsid="01a1fb57"/>
    </style:style>
    <style:style style:name="T26" style:family="text">
      <style:text-properties style:font-name="Arial" fo:font-weight="normal" officeooo:rsid="01a1fb57" style:font-weight-asian="normal" style:font-weight-complex="normal"/>
    </style:style>
    <style:style style:name="T27" style:family="text">
      <style:text-properties officeooo:rsid="01a27780"/>
    </style:style>
    <style:style style:name="T28" style:family="text">
      <style:text-properties fo:background-color="#ffcccc" loext:char-shading-value="0"/>
    </style:style>
    <style:style style:name="T29" style:family="text">
      <style:text-properties officeooo:rsid="01a27780" fo:background-color="#ffcccc" loext:char-shading-value="0"/>
    </style:style>
    <style:style style:name="T30" style:family="text">
      <style:text-properties officeooo:rsid="01a3eaac"/>
    </style:style>
    <style:style style:name="T31" style:family="text">
      <style:text-properties officeooo:rsid="01a4b4f1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<text:span text:style-name="T15">DE </text:span><text:span text:style-name="T16">CONVERSIÓN/COERCIÓN</text:span></text:p>
      <text:p text:style-name="P10"/>
      <text:p text:style-name="P17">null</text:p>
      <text:p text:style-name="P7">1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2752117510" text:style-name="L1">
        <text:list-item>
          <text:p text:style-name="P18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20">indica el valor resultante de la expresión y de las variables, si las hay</text:p>
        </text:list-item>
      </text:list>
      <text:p text:style-name="P11"/>
      <table:table table:name="Tabla3" table:style-name="Tabla3">
        <table:table-column table:style-name="Tabla3.A"/>
        <table:table-column table:style-name="Tabla3.B"/>
        <table:table-row table:style-name="TableLine2492888592912">
          <table:table-cell table:style-name="Tabla3.A1" office:value-type="string">
            <text:list xml:id="list1286896606" text:style-name="L2">
              <text:list-item>
                <text:p text:style-name="P26">null.toString()<text:line-break/></text:p>
              </text:list-item>
              <text:list-item>
                <text:p text:style-name="P26">null?.toString()<text:line-break/></text:p>
              </text:list-item>
              <text:list-item>
                <text:p text:style-name="P26">typeof null</text:p>
              </text:list-item>
            </text:list>
          </table:table-cell>
          <table:table-cell table:style-name="Tabla3.B1" office:value-type="string">
            <text:list xml:id="list124744859466620" text:continue-numbering="true" text:style-name="L2">
              <text:list-item>
                <text:p text:style-name="P30">if (!null) console.log("hola");</text:p>
              </text:list-item>
            </text:list>
          </table:table-cell>
        </table:table-row>
      </table:table>
      <text:p text:style-name="P13"/>
      <text:p text:style-name="P11"/>
      <text:p text:style-name="P16">Undefined</text:p>
      <text:p text:style-name="P8"><text:span text:style-name="T22">2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124744949935110" text:continue-list="list2752117510" text:style-name="L1">
        <text:list-item>
          <text:p text:style-name="P19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21">indica el valor resultante de la expresión y de las variables, si las hay</text:p>
        </text:list-item>
      </text:list>
      <text:p text:style-name="P12"/>
      <table:table table:name="Tabla4" table:style-name="Tabla4">
        <table:table-column table:style-name="Tabla4.A"/>
        <table:table-column table:style-name="Tabla4.B"/>
        <table:table-row table:style-name="TableLine2492888601616">
          <table:table-cell table:style-name="Tabla4.A1" office:value-type="string">
            <text:list xml:id="list124744778035412" text:continue-list="list124744859466620" text:style-name="L2">
              <text:list-item text:start-value="1">
                <text:p text:style-name="P26">undefined.toString()<text:line-break/></text:p>
              </text:list-item>
              <text:list-item>
                <text:p text:style-name="P22"><text:span text:style-name="T24">undefined?.toString()</text:span><text:line-break/></text:p>
              </text:list-item>
              <text:list-item>
                <text:p text:style-name="P23"><text:span text:style-name="T24">typeof</text:span><text:span text:style-name="T25"> undefined</text:span></text:p>
              </text:list-item>
            </text:list>
          </table:table-cell>
          <table:table-cell table:style-name="Tabla4.B1" office:value-type="string">
            <text:list xml:id="list124743169919576" text:continue-numbering="true" text:style-name="L2">
              <text:list-item>
                <text:p text:style-name="P33"><text:span text:style-name="T25">if (!undefined) console.log("hola");</text:span>;<text:line-break/></text:p>
                <text:p text:style-name="P34"/>
              </text:list-item>
            </text:list>
          </table:table-cell>
        </table:table-row>
      </table:table>
      <text:p text:style-name="P9"/>
      <text:p text:style-name="P16">Boolean</text:p>
      <text:p text:style-name="P8"><text:span text:style-name="T22">3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124743539439101" text:continue-list="list124744949935110" text:style-name="L1">
        <text:list-item>
          <text:p text:style-name="P19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21">indica el valor resultante de la expresión y de las variables, si las hay</text:p>
        </text:list-item>
      </text:list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list xml:id="list124744729369902" text:continue-list="list124743169919576" text:style-name="L2">
              <text:list-item text:start-value="1">
                <text:p text:style-name="P22"><text:span text:style-name="T23">let a1 = !!(35)</text:span>;<text:line-break/></text:p>
              </text:list-item>
              <text:list-item>
                <text:p text:style-name="P22"><text:span text:style-name="T23">let a2 = !!(0)</text:span>;<text:line-break/></text:p>
              </text:list-item>
              <text:list-item>
                <text:p text:style-name="P22"><text:span text:style-name="T23">let a3 = !!(-0)</text:span>;<text:line-break/></text:p>
              </text:list-item>
              <text:list-item>
                <text:p text:style-name="P36"><text:span text:style-name="T23">let a4 = !!(NaN)</text:span><text:span text:style-name="T22">;</text:span><text:line-break/></text:p>
              </text:list-item>
              <text:list-item>
                <text:p text:style-name="P22">Boolean(undefined)<text:line-break/></text:p>
              </text:list-item>
              <text:list-item>
                <text:p text:style-name="P36"><text:span text:style-name="T22">Boolean(!undefined</text:span><text:span text:style-name="T25">)</text:span></text:p>
              </text:list-item>
            </text:list>
          </table:table-cell>
          <table:table-cell table:style-name="Tabla1.A1" office:value-type="string">
            <text:list xml:id="list124744201679490" text:continue-numbering="true" text:style-name="L2">
              <text:list-item>
                <text:p text:style-name="P36">Boolean(35)<text:line-break/></text:p>
              </text:list-item>
              <text:list-item>
                <text:p text:style-name="P36">Boolean(0)<text:line-break/></text:p>
              </text:list-item>
              <text:list-item>
                <text:p text:style-name="P36">Boolean(+0)<text:line-break/></text:p>
              </text:list-item>
              <text:list-item>
                <text:p text:style-name="P36">Boolean(-0)<text:line-break/></text:p>
              </text:list-item>
              <text:list-item>
                <text:p text:style-name="P39">Boolean(NaN)<text:span text:style-name="T24"> == false</text:span><text:line-break/></text:p>
              </text:list-item>
              <text:list-item>
                <text:p text:style-name="P27">!!""</text:p>
              </text:list-item>
            </text:list>
          </table:table-cell>
          <table:table-cell table:style-name="Tabla1.C1" office:value-type="string">
            <text:list xml:id="list124742913836920" text:continue-numbering="true" text:style-name="L2">
              <text:list-item>
                <text:p text:style-name="P28">!""<text:line-break/></text:p>
              </text:list-item>
              <text:list-item>
                <text:p text:style-name="P28">"" == true<text:line-break/></text:p>
              </text:list-item>
              <text:list-item>
                <text:p text:style-name="P29">[] == false<text:line-break/></text:p>
              </text:list-item>
              <text:list-item>
                <text:p text:style-name="P32">+true + 20<text:line-break/></text:p>
              </text:list-item>
              <text:list-item>
                <text:p text:style-name="P32">true + 20<text:line-break/></text:p>
              </text:list-item>
              <text:list-item>
                <text:p text:style-name="P32">-true + 20</text:p>
              </text:list-item>
            </text:list>
          </table:table-cell>
        </table:table-row>
      </table:table>
      <text:p text:style-name="P12"/>
      <text:p text:style-name="P6"/>
      <text:p text:style-name="P16">Number</text:p>
      <text:p text:style-name="P8"><text:span text:style-name="T22">4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124743823941325" text:continue-list="list124743539439101" text:style-name="L1">
        <text:list-item>
          <text:p text:style-name="P19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21">indica el valor resultante de la expresión y de las variables, si las hay</text:p>
        </text:list-item>
      </text:list>
      <text:p text:style-name="P12"/>
      <text:p text:style-name="P13"/>
      <table:table table:name="Tabla5" table:style-name="Tabla5">
        <table:table-column table:style-name="Tabla5.A"/>
        <table:table-column table:style-name="Tabla5.B"/>
        <table:table-row table:style-name="TableLine2492888588560">
          <table:table-cell table:style-name="Tabla5.A1" office:value-type="string">
            <text:list xml:id="list124744795257761" text:continue-list="list124742913836920" text:style-name="L2">
              <text:list-item text:start-value="1">
                <text:p text:style-name="P24"><text:span text:style-name="T25">let n1 = NaN;<text:line-break/>n1 !== n1</text:span><text:line-break/></text:p>
              </text:list-item>
              <text:list-item>
                <text:p text:style-name="P24"><text:span text:style-name="T25">+"34</text:span><text:span text:style-name="T27">"</text:span><text:line-break/></text:p>
              </text:list-item>
              <text:list-item>
                <text:p text:style-name="P24"><text:span text:style-name="T27">12_234 + 1</text:span><text:line-break/></text:p>
              </text:list-item>
              <text:list-item>
                <text:p text:style-name="P40">+"12_234" + 1</text:p>
              </text:list-item>
            </text:list>
          </table:table-cell>
          <table:table-cell table:style-name="Tabla5.B1" office:value-type="string">
            <text:list xml:id="list124743129979367" text:continue-numbering="true" text:style-name="L2">
              <text:list-item>
                <text:p text:style-name="P35">~~(-0)<text:line-break/></text:p>
              </text:list-item>
              <text:list-item>
                <text:p text:style-name="P37">-0 &lt;&lt; 2 &gt;&gt; 2<text:line-break/></text:p>
              </text:list-item>
              <text:list-item>
                <text:p text:style-name="P37"><text:span text:style-name="T30">Number({})</text:span><text:line-break/></text:p>
              </text:list-item>
            </text:list>
          </table:table-cell>
        </table:table-row>
      </table:table>
      <text:p text:style-name="P9"/>
      <text:p text:style-name="P9"/>
      <text:p text:style-name="P9"/>
      <text:p text:style-name="P16"><text:soft-page-break/>BigInt</text:p>
      <text:p text:style-name="P8"><text:span text:style-name="T22">5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124744222820392" text:continue-list="list124743823941325" text:style-name="L1">
        <text:list-item>
          <text:p text:style-name="P19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21">indica el valor resultante de la expresión y de las variables, si las hay</text:p>
        </text:list-item>
      </text:list>
      <text:p text:style-name="P12"/>
      <table:table table:name="Tabla6" table:style-name="Tabla6">
        <table:table-column table:style-name="Tabla6.A"/>
        <table:table-column table:style-name="Tabla6.B"/>
        <table:table-row table:style-name="TableLine2492888595088">
          <table:table-cell table:style-name="Tabla6.A1" office:value-type="string">
            <text:list xml:id="list124743477632152" text:continue-list="list124743129979367" text:style-name="L2">
              <text:list-item text:start-value="1">
                <text:p text:style-name="P24"><text:span text:style-name="T25">Number(9007199254740992n) + 1</text:span>;<text:line-break/><text:span text:style-name="T26">(el número es </text:span><text:span text:style-name="T25">Number.MAX_SAFE_INTEGER</text:span><text:span text:style-name="T26">)<text:line-break/></text:span></text:p>
              </text:list-item>
              <text:list-item>
                <text:p text:style-name="P23"><text:span text:style-name="T25">Number(9007199254740992n + 4000n)</text:span><text:line-break/></text:p>
              </text:list-item>
              <text:list-item>
                <text:p text:style-name="P41">let a = BigInt(true);<text:line-break/>let b = BigInt(false);<text:line-break/>let c = a + b;</text:p>
              </text:list-item>
            </text:list>
          </table:table-cell>
          <table:table-cell table:style-name="Tabla6.B1" office:value-type="string">
            <text:list xml:id="list124743369521924" text:continue-numbering="true" text:style-name="L2">
              <text:list-item>
                <text:p text:style-name="P35"><text:span text:style-name="T27">let a = BigIntr</text:span><text:line-break/></text:p>
              </text:list-item>
              <text:list-item>
                <text:p text:style-name="P35"><text:span text:style-name="T27">BigInt(undefined)</text:span>;<text:line-break/></text:p>
              </text:list-item>
              <text:list-item>
                <text:p text:style-name="P35"><text:span text:style-name="T27">BigInt("")</text:span>;<text:line-break/></text:p>
              </text:list-item>
            </text:list>
          </table:table-cell>
        </table:table-row>
      </table:table>
      <text:p text:style-name="P9"/>
      <text:p text:style-name="P16">Strings</text:p>
      <text:p text:style-name="P8"><text:span text:style-name="T22">6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124744072044498" text:continue-list="list124744222820392" text:style-name="L1">
        <text:list-item>
          <text:p text:style-name="P19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21">indica el valor resultante de la expresión y de las variables, si las hay</text:p>
        </text:list-item>
      </text:list>
      <text:p text:style-name="P15"/>
      <table:table table:name="Tabla7" table:style-name="Tabla7">
        <table:table-column table:style-name="Tabla7.A"/>
        <table:table-column table:style-name="Tabla7.B"/>
        <table:table-row table:style-name="TableLine2492888598624">
          <table:table-cell table:style-name="Tabla7.A1" office:value-type="string">
            <text:list xml:id="list124743187897705" text:continue-list="list124743369521924" text:style-name="L2">
              <text:list-item text:start-value="1">
                <text:p text:style-name="P23"><text:span text:style-name="T25">"23" + 2<text:line-break/>+"23" + 2</text:span>;<text:line-break/></text:p>
              </text:list-item>
              <text:list-item>
                <text:p text:style-name="P31">"23" - 2<text:line-break/>2 - "23"</text:p>
              </text:list-item>
            </text:list>
          </table:table-cell>
          <table:table-cell table:style-name="Tabla7.B1" office:value-type="string">
            <text:list xml:id="list124743867871284" text:continue-numbering="true" text:style-name="L2">
              <text:list-item>
                <text:p text:style-name="P25"><text:span text:style-name="T27">+"23.4"</text:span><text:line-break/></text:p>
              </text:list-item>
              <text:list-item>
                <text:p text:style-name="P38"><text:span text:style-name="T27">-"23.4"</text:span>;<text:line-break/></text:p>
              </text:list-item>
              <text:list-item>
                <text:p text:style-name="P38"><text:span text:style-name="T29">+"23443443" + 2344n</text:span><text:span text:style-name="T28">;</text:span><text:line-break/></text:p>
              </text:list-item>
              <text:list-item>
                <text:p text:style-name="P35"><text:span text:style-name="T27">BigInt(</text:span>"23443443"<text:span text:style-name="T27">)</text:span> + 2344n;</text:p>
              </text:list-item>
            </text:list>
          </table:table-cell>
        </table:table-row>
      </table:table>
      <text:p text:style-name="P13"/>
      <text:p text:style-name="P13"/>
      <text:p text:style-name="P16">Object</text:p>
      <text:p text:style-name="P8"><text:span text:style-name="T22">7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124744836272882" text:continue-list="list124744072044498" text:style-name="L1">
        <text:list-item>
          <text:p text:style-name="P19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21">indica el valor resultante de la expresión y de las variables, si las hay</text:p>
        </text:list-item>
      </text:list>
      <text:p text:style-name="P12"/>
      <table:table table:name="Tabla8" table:style-name="Tabla8">
        <table:table-column table:style-name="Tabla8.A"/>
        <table:table-column table:style-name="Tabla8.B"/>
        <table:table-row table:style-name="TableLine2492888601072">
          <table:table-cell table:style-name="Tabla8.A1" office:value-type="string">
            <text:list xml:id="list124743926199067" text:continue-list="list124743867871284" text:style-name="L2">
              <text:list-item text:start-value="1">
                <text:p text:style-name="P24"><text:span text:style-name="T27">if ({}) console.log("hola")</text:span>;<text:line-break/></text:p>
              </text:list-item>
              <text:list-item>
                <text:p text:style-name="P25"><text:span text:style-name="T27">if (!{}) <text:line-break/> <text:s/>console.log("hola")</text:span>;<text:line-break/><text:span text:style-name="T27">else<text:line-break/> <text:s/>console.log("adios")</text:span><text:span text:style-name="T30">;<text:line-break/></text:span></text:p>
              </text:list-item>
              <text:list-item>
                <text:p text:style-name="P42">{} + 23;<text:line-break/></text:p>
              </text:list-item>
              <text:list-item>
                <text:p text:style-name="P43">23 + {};<text:line-break/></text:p>
              </text:list-item>
              <text:list-item>
                <text:p text:style-name="P43">23 + <text:span text:style-name="T31">+</text:span>{};<text:line-break/></text:p>
              </text:list-item>
              <text:list-item>
                <text:p text:style-name="P43">+{}<text:span text:style-name="T31"> + 23</text:span>;<text:line-break/></text:p>
              </text:list-item>
              <text:list-item>
                <text:p text:style-name="P44">23 - {};<text:line-break/></text:p>
              </text:list-item>
              <text:list-item>
                <text:p text:style-name="P43"><text:span text:style-name="T31">{} - 23;</text:span><text:line-break/></text:p>
              </text:list-item>
              <text:list-item>
                <text:p text:style-name="P42">{} + "hola"<text:line-break/></text:p>
              </text:list-item>
              <text:list-item>
                <text:p text:style-name="P42">"hola" + {}<text:line-break/></text:p>
              </text:list-item>
            </text:list>
          </table:table-cell>
          <table:table-cell table:style-name="Tabla8.B1" office:value-type="string">
            <text:list xml:id="list124744370039999" text:continue-numbering="true" text:style-name="L2">
              <text:list-item>
                <text:p text:style-name="P42">{} + 23 - "23"<text:line-break/></text:p>
              </text:list-item>
              <text:list-item>
                <text:p text:style-name="P42">{} + 23 + "23"<text:line-break/></text:p>
              </text:list-item>
              <text:list-item>
                <text:p text:style-name="P42">-"23" + 23 + {}<text:line-break/></text:p>
              </text:list-item>
              <text:list-item>
                <text:p text:style-name="P44">{} + null<text:line-break/></text:p>
              </text:list-item>
              <text:list-item>
                <text:p text:style-name="P44">null + {} <text:line-break/></text:p>
              </text:list-item>
              <text:list-item>
                <text:p text:style-name="P44">null - {}<text:line-break/></text:p>
              </text:list-item>
              <text:list-item>
                <text:p text:style-name="P44">{} - null</text:p>
              </text:list-item>
            </text:list>
          </table:table-cell>
        </table:table-row>
      </table:table>
      <text:p text:style-name="P9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9e461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language="zxx" fo:country="none" fo:font-style="italic" fo:text-shadow="1pt 1pt" fo:font-weight="bold" officeooo:rsid="01a610a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3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0</text:span><text:span text:style-name="MT14">9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1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0H18M38S</meta:editing-duration>
    <meta:editing-cycles>347</meta:editing-cycles>
    <meta:generator>LibreOffice/7.2.2.2$Windows_X86_64 LibreOffice_project/02b2acce88a210515b4a5bb2e46cbfb63fe97d56</meta:generator>
    <dc:date>2023-01-17T12:47:42.622000000</dc:date>
    <meta:print-date>2020-01-09T12:56:09.293000000</meta:print-date>
    <meta:document-statistic meta:table-count="8" meta:image-count="2" meta:object-count="0" meta:page-count="2" meta:paragraph-count="96" meta:word-count="663" meta:character-count="3681" meta:non-whitespace-character-count="3118"/>
    <meta:user-defined meta:name="Info 1"/>
    <meta:user-defined meta:name="Info 2"/>
    <meta:user-defined meta:name="Info 3"/>
    <meta:user-defined meta:name="Info 4"/>
  </office:meta>
</office:document-meta>
</file>